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59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NEX = 96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NEX = 144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NEX = 192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NEX = 24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</table:table-row>
        <table:table-row table:style-name="ro1">
          <table:table-cell office:value-type="string" calcext:value-type="string">
            <text:p>ak135-tes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ak135-test – DT / 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atabase swa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ebu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No vectorizatio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Sav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64d5b7 – ak135-test with old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table:number-columns-repeated="8"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fc7c0a7 – b/w ak135 &amp; new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d1de5ba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55d8bff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9de8996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4b6d7f5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b9abe9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4135de7</text:p>
          </table:table-cell>
          <table:table-cell office:value-type="string" calcext:value-type="string">
            <text:p>SKIP</text:p>
          </table:table-cell>
          <table:table-cell table:number-columns-repeated="1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9dba96 – with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7143b3b – a428497 +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a428497 – before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2ed3485 – b/w new model and 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c49f96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97fe60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00-00-00</text:date>, <text:time style:data-style-name="N2" text:time-value="12:52:40.273746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Sales de Andrade</meta:initial-creator>
    <meta:creation-date>2014-09-03T00:06:25.642943741</meta:creation-date>
    <dc:date>2014-09-05T16:23:52.602660598</dc:date>
    <dc:creator>Elliott Sales de Andrade</dc:creator>
    <meta:editing-duration>PT13H45M52S</meta:editing-duration>
    <meta:editing-cycles>24</meta:editing-cycles>
    <meta:generator>LibreOffice/4.2.6.2$Linux_X86_64 LibreOffice_project/420$Build-2</meta:generator>
    <meta:document-statistic meta:table-count="1" meta:cell-count="299" meta:object-count="0"/>
  </office:meta>
</office:document-meta>
</file>